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 fo:language="en" fo:country="US"/>
    </style:style>
    <style:style style:name="P3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4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5" style:family="paragraph" style:parent-style-name="Text_20_body" style:list-style-name="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6" style:family="paragraph" style:parent-style-name="Text_20_body" style:list-style-name="">
      <style:paragraph-properties fo:text-align="justify" style:justify-single-word="false"/>
      <style:text-properties fo:color="#000000" fo:language="en" fo:country="US"/>
    </style:style>
    <style:style style:name="P7" style:family="paragraph" style:parent-style-name="Text_20_body" style:list-style-name="">
      <style:paragraph-properties fo:text-align="justify" style:justify-single-word="false"/>
      <style:text-properties fo:color="#000000" fo:language="en" fo:country="US" fo:font-style="italic" style:font-style-asian="italic" style:font-style-complex="italic"/>
    </style:style>
    <style:style style:name="P8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P9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00" fo:language="en" fo:country="US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EP # 86: Improvement of the regexp function</text:h>
      <text:p text:style-name="P2"/>
      <text:p text:style-name="P1"/>
      <text:p text:style-name="P1">Title: Improvement of the regexp function</text:p>
      <text:p text:style-name="P1">Version:1.0</text:p>
      <text:p text:style-name="P1">Author: Sylvestre Ledru</text:p>
      <text:p text:style-name="P1">Review:</text:p>
      <text:p text:style-name="P1">Commented:</text:p>
      <text:p text:style-name="P1">State: DRAFT</text:p>
      <text:p text:style-name="P1">Scilab-Version: Scilab 5.5.0</text:p>
      <text:p text:style-name="P1">Vote: No</text:p>
      <text:p text:style-name="P1">Created: October 22<text:span text:style-name="T1">th</text:span>, 2012</text:p>
      <text:p text:style-name="P2"/>
      <text:p text:style-name="P1"/>
      <text:h text:style-name="P9" text:outline-level="3">Abstract</text:h>
      <text:p text:style-name="P1">In the SEP, we propose the improvement of the regexp function. <text:span text:style-name="T3">Currently, the regexp function is not able to retrieve values returned by captured parenthized subpatterns.</text:span></text:p>
      <text:h text:style-name="P9" text:outline-level="3">Rationale</text:h>
      <text:h text:style-name="P5" text:outline-level="3">The <text:span text:style-name="T5">regexp</text:span> function has some strong limitations. While it is easy to check if a string matches the regexp, it is very hard to retrieve some specific sets with parenthized subpatterns.</text:h>
      <text:h text:style-name="P9" text:outline-level="3">Example Usage</text:h>
      <text:h text:style-name="P6" text:outline-level="3"></text:h>
      <text:h text:style-name="P7" text:outline-level="3">piString="3.14";</text:h>
      <text:h text:style-name="P7" text:outline-level="3">[a,b,c,piStringSplit]=regexp(piString,"/(\d+)\.(\d+)/");</text:h>
      <text:h text:style-name="P7" text:outline-level="3">assert_checkequal(piStringSplit(1),"3");</text:h>
      <text:h text:style-name="P7" text:outline-level="3">assert_checkequal(piStringSplit(2),"14");</text:h>
      <text:h text:style-name="P7" text:outline-level="3"></text:h>
      <text:h text:style-name="P7" text:outline-level="3">[a,b,c,d]=regexp('xabyabbbz','/ab(.*)b(.*)/');</text:h>
      <text:h text:style-name="P7" text:outline-level="3">assert_checkequal(size(d), [1, 2]);</text:h>
      <text:h text:style-name="P7" text:outline-level="3"></text:h>
      <text:h text:style-name="P7" text:outline-level="3"></text:h>
      <text:h text:style-name="P7" text:outline-level="3"></text:h>
      <text:h text:style-name="P7" text:outline-level="3">// get host name from URL</text:h>
      <text:h text:style-name="P7" text:outline-level="3">myURL="http://www.scilab.org/download/";</text:h>
      <text:h text:style-name="P7" text:outline-level="3">[a,b,c,d]=regexp(myURL,'@^(?:http://)?([^/]+)@i');</text:h>
      <text:h text:style-name="P7" text:outline-level="3">assert_checkequal(d,"www.scilab.org");</text:h>
      <text:h text:style-name="P7" text:outline-level="3"></text:h>
      <text:h text:style-name="P7" text:outline-level="3">str='foobar: 2012';</text:h>
      <text:h text:style-name="P7" text:outline-level="3"><text:soft-page-break/>// Using named subpatterns</text:h>
      <text:h text:style-name="P7" text:outline-level="3">[a,b,c,d]=regexp(str,'/(?P&lt;name&gt;\w+): (?P&lt;digit&gt;\d+)/');</text:h>
      <text:h text:style-name="P7" text:outline-level="3">assert_checkequal(d(1),"foobar");</text:h>
      <text:h text:style-name="P7" text:outline-level="3">assert_checkequal(d(2),"2012");</text:h>
      <text:h text:style-name="P9" text:outline-level="3">Changelog</text:h>
      <text:p text:style-name="P3"><text:tab/><text:span text:style-name="T2">1.0 – Initial Version </text:span></text:p>
      <text:h text:style-name="P9" text:outline-level="3">Copyright</text:h>
      <text:p text:style-name="Standard"><text:span text:style-name="T4"><text:tab/>This document has been placed under the license CeCILL-B.</text:span></text:p>
      <text:p text:style-name="Standard"><text:span text:style-name="Cita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2-10-22T07:30:15</dc:date>
    <meta:editing-duration>PT28M57S</meta:editing-duration>
    <meta:editing-cycles>7</meta:editing-cycles>
    <meta:generator>LibreOffice/3.5$Linux_X86_64 LibreOffice_project/350m1$Build-2</meta:generator>
    <dc:creator>Sylvestre Ledru</dc:creator>
    <meta:document-statistic meta:table-count="0" meta:image-count="0" meta:object-count="0" meta:page-count="2" meta:paragraph-count="40" meta:word-count="134" meta:character-count="1266" meta:non-whitespace-character-count="1142"/>
  </office:meta>
</office:document-meta>
</file>